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100000147D2BF9A16291E04A8.png" manifest:media-type="image/png"/>
  <manifest:file-entry manifest:full-path="Pictures/1000000000000247000001AB63108E5050C68A42.png" manifest:media-type="image/png"/>
  <manifest:file-entry manifest:full-path="Pictures/10000000000002400000016C97D00F0E04A4B3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4759" officeooo:paragraph-rsid="00124759"/>
    </style:style>
    <style:style style:name="P2" style:family="paragraph" style:parent-style-name="Preformatted_20_Text">
      <style:text-properties officeooo:rsid="0012c66f" officeooo:paragraph-rsid="0012c66f"/>
    </style:style>
    <style:style style:name="T1" style:family="text">
      <style:text-properties officeooo:rsid="0015f4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in" svg:height="3.7917in" draw:z-index="0"><draw:image xlink:href="Pictures/10000000000002400000016C97D00F0E04A4B3EB.png" xlink:type="simple" xlink:show="embed" xlink:actuate="onLoad"/></draw:frame></text:p>
      <text:p text:style-name="P2"><draw:frame draw:style-name="fr1" draw:name="Image2" text:anchor-type="paragraph" svg:width="6.0728in" svg:height="4.448in" draw:z-index="1"><draw:image xlink:href="Pictures/1000000000000247000001AB63108E5050C68A42.png" xlink:type="simple" xlink:show="embed" xlink:actuate="onLoad"/></draw:frame><draw:frame draw:style-name="fr2" draw:name="Image3" text:anchor-type="paragraph" svg:x="0.3102in" svg:y="3.4874in" svg:width="6.5102in" svg:height="3.4063in" draw:z-index="2"><draw:image xlink:href="Pictures/100000000000027100000147D2BF9A16291E04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24T20:10:34.185628109</dc:date>
    <meta:editing-duration>PT15M32S</meta:editing-duration>
    <meta:editing-cycles>6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